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7b71" officeooo:paragraph-rsid="00197b7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WWNum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97b71" officeooo:paragraph-rsid="00197b7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b0ce6" officeooo:paragraph-rsid="001b0ce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197b71"/>
    </style:style>
    <style:style style:name="T5" style:family="text">
      <style:text-properties officeooo:rsid="001b0ce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8e2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RIABLES:</text:p>
      <text:p text:style-name="Standard"/>
      <text:p text:style-name="Standard"><text:span text:style-name="T1">Integers</text:span> = whole numbers (+/-/0) – no decimals</text:p>
      <text:p text:style-name="Standard"/>
      <text:p text:style-name="Standard"><text:span text:style-name="T1">Floating Point</text:span> (double) includes a fractional part</text:p>
      <text:p text:style-name="Standard"/>
      <text:p text:style-name="Standard"><text:span text:style-name="T1">String</text:span> = a group of characters</text:p>
      <text:p text:style-name="Standard"/>
      <text:p text:style-name="Standard"><text:span text:style-name="T1">Char</text:span> = single characters</text:p>
      <text:p text:style-name="Standard"/>
      <text:p text:style-name="Standard"><text:span text:style-name="T1">Boolean</text:span> = True/False</text:p>
      <text:p text:style-name="Standard"/>
      <text:p text:style-name="Standard"><text:span text:style-name="T1">VAR</text:span> = variable = a declaration</text:p>
      <text:p text:style-name="Standard"/>
      <text:p text:style-name="P6">IDENTIFIERS:</text:p>
      <text:p text:style-name="P1"/>
      <text:list xml:id="list7027408736498676091" text:style-name="WWNum1">
        <text:list-item>
          <text:p text:style-name="P9">Must begin with a letter (upper/lower case) or _ or – in some cases – a $</text:p>
        </text:list-item>
        <text:list-item>
          <text:p text:style-name="P9">May contain only letters, numbers, _, or $</text:p>
        </text:list-item>
        <text:list-item>
          <text:p text:style-name="P9">May NOT contain spaces</text:p>
        </text:list-item>
        <text:list-item>
          <text:p text:style-name="P9">May NOT be reserved words (if, else, while, do, etc.)</text:p>
        </text:list-item>
        <text:list-item>
          <text:p text:style-name="P9">No punctuation or other special characters</text:p>
        </text:list-item>
      </text:list>
      <text:p text:style-name="P1"/>
      <text:p text:style-name="P3"><text:span text:style-name="T3">“CAMELCASE” = </text:span><text:span text:style-name="T2">since you cannot have spaces, you need to either CAPS certain words, or use <text:tab/>under scores – such as numberOFstudents, or number_of_students.</text:span></text:p>
      <text:p text:style-name="P2"/>
      <text:p text:style-name="P6">CONDITIONAL:</text:p>
      <text:p text:style-name="P1">== <text:s/>equality</text:p>
      <text:p text:style-name="P1">!= <text:s text:c="2"/>inequality</text:p>
      <text:p text:style-name="P1">&gt; <text:s text:c="3"/>greater than</text:p>
      <text:p text:style-name="P1">&lt; <text:s text:c="3"/>less than</text:p>
      <text:p text:style-name="P1">&gt;= <text:s/>greater than or equal to</text:p>
      <text:p text:style-name="P1">&lt;= <text:s/>less than or equal to</text:p>
      <text:p text:style-name="P1">=== strictly equal to</text:p>
      <text:p text:style-name="P1">!== strictly not equal to</text:p>
      <text:p text:style-name="P1"/>
      <text:p text:style-name="P6">ASSIGNMENT:</text:p>
      <text:p text:style-name="P1">+= <text:s text:c="3"/>Add</text:p>
      <text:p text:style-name="P1">-= <text:s text:c="3"/>Subtract</text:p>
      <text:p text:style-name="P1">*= <text:s text:c="3"/>Multiply</text:p>
      <text:p text:style-name="P1">/= <text:s text:c="3"/>Divide</text:p>
      <text:p text:style-name="P1">%= <text:s/></text:p>
      <text:p text:style-name="P1">&lt;&lt;= <text:s/></text:p>
      <text:p text:style-name="P1">&gt;&gt;= <text:s/></text:p>
      <text:p text:style-name="P3"/>
      <text:p text:style-name="P6">LOGIC EXPRESSIONS:</text:p>
      <text:p text:style-name="P4">&amp;&amp; <text:s/>And</text:p>
      <text:p text:style-name="P4">|| <text:s/>Or</text:p>
      <text:p text:style-name="P4">^^ <text:s/>Exclusive Or (also spelled as 'XOR')</text:p>
      <text:p text:style-name="P3"><text:soft-page-break/></text:p>
      <text:p text:style-name="P3"/>
      <text:p text:style-name="P3">**NOTES:</text:p>
      <text:p text:style-name="P3">+ Comparison operations have a higher priority than the logical operations.</text:p>
      <text:p text:style-name="P3">+ Logical operations progress from left to right.</text:p>
      <text:p text:style-name="P3">+ You can make one logic expression take higher priority over another by using parenthesis ( ).</text:p>
      <text:p text:style-name="P3"/>
      <text:p text:style-name="P6">ARITHMETIC:</text:p>
      <text:p text:style-name="P4">+</text:p>
      <text:p text:style-name="P4">-</text:p>
      <text:p text:style-name="P4">*</text:p>
      <text:p text:style-name="P4">/</text:p>
      <text:p text:style-name="P4">%</text:p>
      <text:p text:style-name="P4">unary -</text:p>
      <text:p text:style-name="P4">unary +</text:p>
      <text:p text:style-name="P4">+ + <text:s/>(is an increment)</text:p>
      <text:p text:style-name="P4">- - <text:s text:c="2"/>(is a decrement)</text:p>
      <text:p text:style-name="P4">y = ++x; is a “pre” increment, y=x++; is a “post” increment</text:p>
      <text:p text:style-name="P4">Priority of order is = MDAS</text:p>
      <text:p text:style-name="P4"/>
      <text:p text:style-name="P6">BITWISE:</text:p>
      <text:p text:style-name="P4">&amp; ~ bitwise 'and'</text:p>
      <text:p text:style-name="P4">| ~ bitwise 'or'</text:p>
      <text:p text:style-name="P4">^ ~ bitwise 'exclusive or'</text:p>
      <text:p text:style-name="P4">&gt;&gt; <text:s/>~ shift it to 1 bit right</text:p>
      <text:p text:style-name="P4">&lt;&lt; <text:s/>~ shift it to 1 bit left</text:p>
      <text:p text:style-name="P4">&gt;&gt;1 <text:s/>~ <text:s/>is divide by 2</text:p>
      <text:p text:style-name="P4">&gt;&gt;2 <text:s/>~ <text:s/>is divide by 4</text:p>
      <text:p text:style-name="P4">&gt;&gt;3 <text:s/>~ <text:s/>is divide by 8, etc.</text:p>
      <text:p text:style-name="P4"/>
      <text:p text:style-name="P6">STRING:</text:p>
      <text:p text:style-name="P1">Joe+Fred, if “Joe” is an integer, then we're adding Joe to Fred. <text:s/>If Joe is a string, then we're joining Fred to Joe. <text:s/>So it is what comes before the operator that determines what the operator will do.</text:p>
      <text:p text:style-name="P1"/>
      <text:p text:style-name="P6">WHAT MAKES AN “OBJECT” AN OBJECT?</text:p>
      <text:p text:style-name="P1">An object must have 'properties' and 'methods.'</text:p>
      <text:p text:style-name="P3"><text:span text:style-name="T2">Creating an object “</text:span><text:span text:style-name="T3">Car</text:span><text:span text:style-name="T2">.”</text:span></text:p>
      <text:p text:style-name="P1">Car's properties = wheels, doors, windows, etc.</text:p>
      <text:p text:style-name="P1">Car's methods = start (), turn left (), turn right (), move (), stop ()</text:p>
      <text:p text:style-name="P1"/>
      <text:p text:style-name="P1">Creating a variable named 'Toyota' = Car (object)</text:p>
      <text:p text:style-name="P1">Toyota.start();</text:p>
      <text:p text:style-name="P1">Toyota.doors.open();</text:p>
      <text:p text:style-name="P1"/>
      <text:p text:style-name="P1">**<text:span text:style-name="T4">Objects are: properties &amp; methods.</text:span></text:p>
      <text:p text:style-name="P1"/>
      <text:p text:style-name="P7"/>
      <text:p text:style-name="P7"/>
      <text:p text:style-name="P7"/>
      <text:p text:style-name="P7"><text:soft-page-break/>FUNCTIONS:</text:p>
      <text:p text:style-name="P10">**<text:span text:style-name="T5">Functions are: abstraction &amp; reusability</text:span></text:p>
      <text:p text:style-name="P10"/>
      <text:p text:style-name="P11">function <text:span text:style-name="T6">name</text:span><text:span text:style-name="T7"> ([parameters</text:span><text:span text:style-name="T8">]</text:span><text:span text:style-name="T7">)</text:span></text:p>
      <text:p text:style-name="P11"><text:span text:style-name="T7"/></text:p>
      <text:p text:style-name="P11"><text:span text:style-name="T7">function BakeCake (flour, sugar, butter, eggs)</text:span></text:p>
      <text:p text:style-name="P11"><text:span text:style-name="T7">{var batter=mix(flour, sugar);</text:span></text:p>
      <text:p text:style-name="P11"><text:span text:style-name="T7"><text:s text:c="5"/>batter+=melt(butter);</text:span></text:p>
      <text:p text:style-name="P11"><text:span text:style-name="T8"><text:s text:c="2"/>var cake=</text:span><text:span text:style-name="T7">bake(batter);</text:span></text:p>
      <text:p text:style-name="P11"><text:span text:style-name="T7"><text:s text:c="5"/></text:span><text:span text:style-name="T8">return cake,</text:span></text:p>
      <text:p text:style-name="P11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default-outline-level="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0:03:14</meta:creation-date>
    <meta:initial-creator>Bouncing Gnome</meta:initial-creator>
    <meta:editing-cycles>3</meta:editing-cycles>
    <meta:editing-duration>PT11M45S</meta:editing-duration>
    <meta:generator>LibreOffice/4.1.3.2$Linux_x86 LibreOffice_project/410m0$Build-2</meta:generator>
    <dc:date>2014-03-24T20:15:31.209073892</dc:date>
    <dc:creator>Bouncing Gnome</dc:creator>
    <meta:document-statistic meta:table-count="0" meta:image-count="0" meta:object-count="0" meta:page-count="3" meta:paragraph-count="80" meta:word-count="404" meta:character-count="2285" meta:non-whitespace-character-count="1904"/>
  </office:meta>
</office:document-meta>
</file>